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9cm" fo:margin-left="0cm" table:align="left"/>
    </style:style>
    <style:style style:name="Tabla2.A" style:family="table-column">
      <style:table-column-properties style:column-width="3.799cm"/>
    </style:style>
    <style:style style:name="Tabla2.B" style:family="table-column">
      <style:table-column-properties style:column-width="13.2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4d762" officeooo:paragraph-rsid="0024d762"/>
    </style:style>
    <style:style style:name="P2" style:family="paragraph" style:parent-style-name="Text_20_body">
      <style:text-properties officeooo:rsid="0024f806" officeooo:paragraph-rsid="0024f806"/>
    </style:style>
    <style:style style:name="P3" style:family="paragraph" style:parent-style-name="Text_20_body">
      <style:text-properties fo:font-size="11pt" fo:font-style="italic" officeooo:rsid="0024d762" officeooo:paragraph-rsid="0024d762" style:font-size-asian="11pt" style:font-style-asian="italic" style:font-size-complex="11pt" style:font-style-complex="italic"/>
    </style:style>
    <style:style style:name="P4" style:family="paragraph" style:parent-style-name="Text_20_body">
      <style:text-properties fo:font-size="12pt" fo:font-style="normal" officeooo:rsid="00293a15" officeooo:paragraph-rsid="00293a15" style:font-size-asian="12pt" style:font-style-asian="normal" style:font-size-complex="12pt" style:font-style-complex="normal"/>
    </style:style>
    <style:style style:name="P5" style:family="paragraph" style:parent-style-name="Text_20_body">
      <style:text-properties fo:font-size="12pt" fo:font-style="normal" officeooo:rsid="00293a15" officeooo:paragraph-rsid="00293a15" style:font-size-asian="10.5pt" style:font-style-asian="normal" style:font-size-complex="12pt" style:font-style-complex="normal"/>
    </style:style>
    <style:style style:name="P6" style:family="paragraph" style:parent-style-name="Standard">
      <style:text-properties officeooo:rsid="000b0f44" officeooo:paragraph-rsid="001f728e"/>
    </style:style>
    <style:style style:name="P7" style:family="paragraph" style:parent-style-name="Standard">
      <style:text-properties officeooo:rsid="000b0f44" officeooo:paragraph-rsid="001f728e"/>
    </style:style>
    <style:style style:name="P8" style:family="paragraph" style:parent-style-name="Standard">
      <style:text-properties officeooo:paragraph-rsid="001f728e"/>
    </style:style>
    <style:style style:name="P9" style:family="paragraph" style:parent-style-name="Standard">
      <style:text-properties style:text-underline-style="solid" style:text-underline-width="auto" style:text-underline-color="font-color" officeooo:paragraph-rsid="001f728e"/>
    </style:style>
    <style:style style:name="P10" style:family="paragraph" style:parent-style-name="Text_20_body">
      <style:text-properties officeooo:rsid="002d7d42" officeooo:paragraph-rsid="002d7d42"/>
    </style:style>
    <style:style style:name="P11" style:family="paragraph" style:parent-style-name="Table_20_Contents">
      <style:text-properties officeooo:rsid="000bf722" officeooo:paragraph-rsid="000bf722"/>
    </style:style>
    <style:style style:name="P12" style:family="paragraph" style:parent-style-name="Table_20_Contents">
      <style:text-properties officeooo:rsid="000b0f44" officeooo:paragraph-rsid="00226080"/>
    </style:style>
    <style:style style:name="P13" style:family="paragraph" style:parent-style-name="Table_20_Contents">
      <style:text-properties officeooo:rsid="000b0f44" officeooo:paragraph-rsid="001f728e"/>
    </style:style>
    <style:style style:name="P14" style:family="paragraph" style:parent-style-name="Table_20_Contents">
      <style:text-properties officeooo:rsid="002c5d13" officeooo:paragraph-rsid="002c5d13"/>
    </style:style>
    <style:style style:name="P15" style:family="paragraph" style:parent-style-name="Heading_20_1">
      <style:text-properties officeooo:rsid="0024d762" officeooo:paragraph-rsid="0024d762"/>
    </style:style>
    <style:style style:name="P16" style:family="paragraph" style:parent-style-name="Heading_20_1">
      <style:text-properties officeooo:rsid="002d7d42" officeooo:paragraph-rsid="002d7d42"/>
    </style:style>
    <style:style style:name="P17" style:family="paragraph" style:parent-style-name="Heading_20_3">
      <style:text-properties officeooo:rsid="0024d762" officeooo:paragraph-rsid="00293a15"/>
    </style:style>
    <style:style style:name="P18" style:family="paragraph" style:parent-style-name="Heading_20_3">
      <style:text-properties officeooo:rsid="0024f806" officeooo:paragraph-rsid="0024f806"/>
    </style:style>
    <style:style style:name="P19" style:family="paragraph" style:parent-style-name="Preformatted_20_Text">
      <style:text-properties style:font-name="Liberation Serif" fo:font-size="12pt" officeooo:rsid="000b0f44" officeooo:paragraph-rsid="002c5d13" style:font-size-asian="12pt" style:font-size-complex="12pt"/>
    </style:style>
    <style:style style:name="P20" style:family="paragraph" style:parent-style-name="Preformatted_20_Text">
      <style:text-properties style:font-name="Liberation Serif" fo:font-size="12pt" style:font-size-asian="12pt" style:font-size-complex="12pt"/>
    </style:style>
    <style:style style:name="P21" style:family="paragraph" style:parent-style-name="Preformatted_20_Text">
      <style:text-properties style:font-name="Liberation Serif" fo:font-size="12pt" officeooo:rsid="000b0f44" officeooo:paragraph-rsid="002dc1bf" style:font-size-asian="12pt" style:font-size-complex="12pt"/>
    </style:style>
    <style:style style:name="P22" style:family="paragraph" style:parent-style-name="Preformatted_20_Text">
      <style:text-properties style:font-name="Liberation Serif" fo:font-size="12pt" officeooo:paragraph-rsid="002dc1bf" style:font-size-asian="12pt" style:font-size-complex="12pt"/>
    </style:style>
    <style:style style:name="P23" style:family="paragraph" style:parent-style-name="Preformatted_20_Text">
      <style:paragraph-properties fo:margin-top="0cm" fo:margin-bottom="0.499cm" style:contextual-spacing="false"/>
      <style:text-properties style:font-name="Liberation Serif" fo:font-size="12pt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bf722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officeooo:rsid="00293a15"/>
    </style:style>
    <style:style style:name="T5" style:family="text">
      <style:text-properties officeooo:rsid="0029b55b"/>
    </style:style>
    <style:style style:name="T6" style:family="text">
      <style:text-properties officeooo:rsid="002ae786"/>
    </style:style>
    <style:style style:name="T7" style:family="text">
      <style:text-properties officeooo:rsid="002dc1bf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officeooo:rsid="002ee4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pplication Server</text:p>
      <text:p text:style-name="P6"/>
      <text:p text:style-name="Subtitle">Versión: <text:span text:style-name="T7">2</text:span>.0</text:p>
      <text:p text:style-name="P6"/>
      <text:h text:style-name="P15" text:outline-level="1">Instalación</text:h>
      <text:p text:style-name="P1">La instalación resultará en un ejecutable, <text:span text:style-name="T4">el cual al correrlo inicia el servidor </text:span>en el puerto 8000.</text:p>
      <text:h text:style-name="P17" text:outline-level="3">Instalación manual:</text:h>
      <text:p text:style-name="P3">/tallerII/ApplicationServer$ <text:s/>mkdir ../build </text:p>
      <text:p text:style-name="P3">/tallerII/ApplicationServer$ <text:s/>cd ../build</text:p>
      <text:p text:style-name="P3">/tallerII/ApplicationServer$ <text:s/>cmake .. &amp;&amp; make </text:p>
      <text:p text:style-name="P4">* El ejecutable se encontrará en la carpeta build.</text:p>
      <text:h text:style-name="P18" text:outline-level="3"><text:span text:style-name="T4">Ejecución del servidor desde</text:span> un contenedor de Docker:</text:h>
      <text:p text:style-name="P2">A continuación se describe cómo <text:span text:style-name="T6">iniciar el servidor dentro de</text:span> un contenedor de Docker, que luego será accesible <text:span text:style-name="T4">en </text:span><text:a xlink:type="simple" xlink:href="http://127.0.0.1:8000/"><text:span text:style-name="T4">http://127.0.0.1:8000</text:span></text:a><text:span text:style-name="T4"> :</text:span></text:p>
      <text:p text:style-name="P3">/tallerII$ <text:s/>sudo docker build -t appserverimg . </text:p>
      <text:p text:style-name="P3">/tallerII$ <text:s/><text:bookmark-start text:name="__DdeLink__152_87706740"/>sudo docker run --name appserver -p 8000:8000 appserverimg <text:bookmark-end text:name="__DdeLink__152_87706740"/></text:p>
      <text:p text:style-name="P5">* Para detener la ejecución del contenedor (y por lo tanto del servidor): <text:span text:style-name="T3">sudo docker stop appserver</text:span></text:p>
      <text:h text:style-name="P16" text:outline-level="1">Log</text:h>
      <text:p text:style-name="P10">Los archivos de log se almacenan en la carpeta “ApplicationServer/logs”.</text:p>
      <text:p text:style-name="P10">Se genera un archivo de log por mes, cuyo nombre es “YYYY-mm.log”. Por ejemplo para el mes de septiembre el nombre del archivo de log es: “2016-09.log”.</text:p>
      <text:h text:style-name="Heading_20_1" text:outline-level="1">API</text:h>
      <text:p text:style-name="P6">El servidor <text:span text:style-name="T5">utiliza el puerto</text:span> 8000, por lo <text:span text:style-name="T5">que es accesible localmente en</text:span>: <text:a xlink:type="simple" xlink:href="http://127.0.0.1:8000/"><text:span text:style-name="T1">http://127.0.0.1:8000</text:span></text:a></text:p>
      <text:p text:style-name="P6"/>
      <text:p text:style-name="P6">En esta versión, la API soporta: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URL</text:p>
          </table:table-cell>
          <table:table-cell table:style-name="Tabla1.B1" office:value-type="string">
            <text:p text:style-name="P12"><text:span text:style-name="T2">http://&lt;applicationserver&gt;</text:span>/users/</text:p>
          </table:table-cell>
        </table:table-row>
        <table:table-row>
          <table:table-cell table:style-name="Tabla1.A2" office:value-type="string">
            <text:p text:style-name="P11">HTTP VERB</text:p>
          </table:table-cell>
          <table:table-cell table:style-name="Tabla1.B2" office:value-type="string">
            <text:p text:style-name="P13">POST</text:p>
          </table:table-cell>
        </table:table-row>
        <table:table-row>
          <table:table-cell table:style-name="Tabla1.A2" office:value-type="string">
            <text:p text:style-name="P11">PARAMETROS</text:p>
          </table:table-cell>
          <table:table-cell table:style-name="Tabla1.B2" office:value-type="string">
            <text:p text:style-name="P14">{</text:p>
            <text:p text:style-name="P14"><text:s text:c="4"/>"name": "John"</text:p>
            <text:p text:style-name="P14">}</text:p>
          </table:table-cell>
        </table:table-row>
        <table:table-row>
          <table:table-cell table:style-name="Tabla1.A2" office:value-type="string">
            <text:p text:style-name="P11">RESPUESTA</text:p>
          </table:table-cell>
          <table:table-cell table:style-name="Tabla1.B2" office:value-type="string">
            <text:p text:style-name="P19">{</text:p>
            <text:p text:style-name="P19"><text:soft-page-break/><text:s text:c="4"/>"id": 1</text:p>
            <text:p text:style-name="P19">}</text:p>
          </table:table-cell>
        </table:table-row>
      </table:table>
      <text:p text:style-name="P6"/>
      <text:p text:style-name="P6"/>
      <text:p text:style-name="P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URL</text:p>
          </table:table-cell>
          <table:table-cell table:style-name="Tabla2.B1" office:value-type="string">
            <text:p text:style-name="P12"><text:span text:style-name="T2">http://&lt;applicationserver&gt;</text:span>/users/<text:span text:style-name="T9">1</text:span></text:p>
          </table:table-cell>
        </table:table-row>
        <table:table-row>
          <table:table-cell table:style-name="Tabla2.A2" office:value-type="string">
            <text:p text:style-name="P11">HTTP VERB</text:p>
          </table:table-cell>
          <table:table-cell table:style-name="Tabla2.B2" office:value-type="string">
            <text:p text:style-name="P13">GET</text:p>
          </table:table-cell>
        </table:table-row>
        <table:table-row>
          <table:table-cell table:style-name="Tabla2.A2" office:value-type="string">
            <text:p text:style-name="P11">PARAMETROS</text:p>
          </table:table-cell>
          <table:table-cell table:style-name="Tabla2.B2" office:value-type="string">
            <text:p text:style-name="P13"/>
          </table:table-cell>
        </table:table-row>
        <table:table-row>
          <table:table-cell table:style-name="Tabla2.A2" office:value-type="string">
            <text:p text:style-name="P11">RESPUESTA</text:p>
          </table:table-cell>
          <table:table-cell table:style-name="Tabla2.B2" office:value-type="string">
            <text:p text:style-name="P21">{</text:p>
            <text:p text:style-name="P21"><text:s text:c="3"/>"id" : 1,</text:p>
            <text:p text:style-name="P21"><text:s text:c="3"/>"first_name" : "John",</text:p>
            <text:p text:style-name="P21"><text:s text:c="3"/>"last_name" : "Doe",</text:p>
            <text:p text:style-name="P20"><text:s text:c="3"/>"city" : "Buenos Aires",</text:p>
            <text:p text:style-name="P20"><text:s text:c="3"/>"date_of_birth" : "01/01/1990",</text:p>
            <text:p text:style-name="P22"><text:s text:c="3"/>"email" : "John@doe.com",</text:p>
            <text:p text:style-name="P22"><text:s text:c="3"/>"summary" : "Hi, this is John Doe",</text:p>
            <text:p text:style-name="P20"><text:s text:c="3"/>"skills" : [</text:p>
            <text:p text:style-name="P20"><text:s text:c="6"/>{</text:p>
            <text:p text:style-name="P20"><text:s text:c="9"/>"category" : "software",</text:p>
            <text:p text:style-name="P20"><text:s text:c="9"/>"description" : "JavaScrip programming language",</text:p>
            <text:p text:style-name="P20"><text:s text:c="9"/>"name" : "JavaScript"</text:p>
            <text:p text:style-name="P20"><text:s text:c="6"/>},</text:p>
            <text:p text:style-name="P20"><text:s text:c="6"/>{</text:p>
            <text:p text:style-name="P20"><text:s text:c="9"/>"category" : "management",</text:p>
            <text:p text:style-name="P20"><text:s text:c="9"/>"description" : "Project Management",</text:p>
            <text:p text:style-name="P20"><text:s text:c="9"/>"name" : "PM"</text:p>
            <text:p text:style-name="P20"><text:s text:c="6"/>}</text:p>
            <text:p text:style-name="P20"><text:s text:c="3"/>],</text:p>
            <text:p text:style-name="P20"><text:s text:c="3"/>"work_history" : [</text:p>
            <text:p text:style-name="P20"><text:s text:c="6"/>{</text:p>
            <text:p text:style-name="P20"><text:s text:c="9"/>"company" : "IBM",</text:p>
            <text:p text:style-name="P20"><text:s text:c="9"/>"from_date" : "10/2012",</text:p>
            <text:p text:style-name="P20"><text:s text:c="9"/>"position_title" : "JavaScript Developer",</text:p>
            <text:p text:style-name="P20"><text:s text:c="9"/>"to_date" : "11/2014"</text:p>
            <text:p text:style-name="P20"><text:s text:c="6"/>},</text:p>
            <text:p text:style-name="P20"><text:s text:c="6"/>{</text:p>
            <text:p text:style-name="P20"><text:s text:c="9"/>"company" : "Amazon",</text:p>
            <text:p text:style-name="P20"><text:s text:c="9"/>"from_date" : "12/2014",</text:p>
            <text:p text:style-name="P20"><text:s text:c="9"/>"position_title" : "Project Manager",</text:p>
            <text:p text:style-name="P20"><text:s text:c="9"/>"to_date" : ""</text:p>
            <text:p text:style-name="P20"><text:s text:c="6"/>}</text:p>
            <text:p text:style-name="P20"><text:s text:c="3"/>]</text:p>
            <text:p text:style-name="P23">}</text:p>
          </table:table-cell>
        </table:table-row>
      </table:table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0:05:55.782096779</meta:creation-date>
    <dc:date>2016-09-27T19:16:59.956843632</dc:date>
    <meta:editing-duration>PT33M57S</meta:editing-duration>
    <meta:editing-cycles>14</meta:editing-cycles>
    <meta:generator>LibreOffice/4.2.8.2$Linux_X86_64 LibreOffice_project/420m0$Build-2</meta:generator>
    <meta:document-statistic meta:table-count="2" meta:image-count="0" meta:object-count="0" meta:page-count="2" meta:paragraph-count="73" meta:word-count="279" meta:character-count="2069" meta:non-whitespace-character-count="1640"/>
  </office:meta>
</office:document-meta>
</file>